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PT Sans" svg:font-family="'PT Sans'"/>
    <style:font-face style:name="PT Serif" svg:font-family="'PT Serif'"/>
    <style:font-face style:name="Noto Serif" svg:font-family="'Noto Serif'" style:font-family-generic="roman" style:font-pitch="variable"/>
    <style:font-face style:name="Allegretto Script Two" svg:font-family="'Allegretto Script Two'" style:font-family-generic="script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Allegretto Script Two" fo:font-size="28pt" fo:language="ru" fo:country="RU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oto Serif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Мастерская</text:p>
      <text:p text:style-name="P2">Александра Андрее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PT Sans" svg:font-family="'PT Sans'"/>
    <style:font-face style:name="PT Serif" svg:font-family="'PT Serif'"/>
    <style:font-face style:name="Noto Serif" svg:font-family="'Noto Serif'" style:font-family-generic="roman" style:font-pitch="variable"/>
    <style:font-face style:name="Allegretto Script Two" svg:font-family="'Allegretto Script Two'" style:font-family-generic="script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T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PT Serif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16T10:06:40.85</meta:creation-date>
    <dc:date>2016-03-23T09:53:57.99</dc:date>
    <meta:editing-duration>PT17H51M26S</meta:editing-duration>
    <meta:editing-cycles>11</meta:editing-cycles>
    <meta:generator>OpenOffice.org/3.3$Win32 OpenOffice.org_project/330m20$Build-9567</meta:generator>
    <meta:print-date>2016-03-16T10:24:46.14</meta:print-date>
    <meta:document-statistic meta:table-count="0" meta:image-count="0" meta:object-count="0" meta:page-count="1" meta:paragraph-count="2" meta:word-count="3" meta:character-count="29"/>
  </office:meta>
</office:document-meta>
</file>